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333333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0.732cm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standard">
      <style:graphic-properties draw:fill="solid" draw:fill-color="#666666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draw:stroke="none" svg:stroke-color="#000000" draw:fill="none" draw:fill-color="#ffffff" fo:min-height="0.345cm"/>
    </style:style>
    <style:style style:name="gr9" style:family="graphic" style:parent-style-name="standard">
      <style:graphic-properties draw:stroke="none" svg:stroke-color="#000000" draw:fill="none" draw:fill-color="#ffffff" fo:min-height="0.913cm"/>
    </style:style>
    <style:style style:name="gr10" style:family="graphic" style:parent-style-name="standard">
      <style:graphic-properties draw:stroke="none" svg:stroke-color="#000000" draw:fill="none" draw:fill-color="#ffffff" fo:min-height="1.84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cm" svg:height="4cm" svg:x="2cm" svg:y="10.5cm">
          <text:p text:style-name="P1"><text:span text:style-name="T1">624 GMM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cm" svg:height="0.982cm" svg:x="1.919cm" svg:y="9.232cm">
          <draw:text-box>
            <text:p><text:span text:style-name="T2"><text:s text:c="2"/></text:span><text:span text:style-name="T2">Data set</text:span></text:p>
          </draw:text-box>
        </draw:frame>
        <draw:frame draw:style-name="gr3" draw:text-style-name="P3" draw:layer="layout" svg:width="4cm" svg:height="1.25cm" svg:x="2cm" svg:y="16.75cm">
          <draw:text-box>
            <text:p><text:span text:style-name="T2"><text:s text:c="3"/></text:span><text:span text:style-name="T2">Test set</text:span></text:p>
          </draw:text-box>
        </draw:frame>
        <draw:custom-shape draw:style-name="gr4" draw:text-style-name="P2" draw:layer="layout" svg:width="4cm" svg:height="4cm" svg:x="2cm" svg:y="18cm">
          <text:p text:style-name="P1"><text:span text:style-name="T1">2505 MFCC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6cm" svg:y1="12.5cm" svg:x2="8cm" svg:y2="12.5cm">
          <text:p/>
        </draw:line>
        <draw:custom-shape draw:style-name="gr6" draw:text-style-name="P1" draw:layer="layout" svg:width="1cm" svg:height="5cm" svg:x="8cm" svg:y="10cm">
          <text:p/>
          <draw:enhanced-geometry svg:viewBox="0 0 21600 21600" draw:glue-points="21600 0 0 10800 21600 21600" draw:text-areas="13800 ?f9 21600 ?f10" draw:type="left-brace" draw:modifiers="1800 10957.648470305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1" draw:layer="layout" svg:width="1cm" svg:height="5.826cm" svg:x="8.082cm" svg:y="17.174cm">
          <text:p/>
          <draw:enhanced-geometry svg:viewBox="0 0 21600 21600" draw:glue-points="21600 0 0 10800 21600 21600" draw:text-areas="13800 ?f9 21600 ?f10" draw:type="left-brace" draw:modifiers="1800 10957.648470305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5" draw:text-style-name="P1" draw:layer="layout" svg:x1="6cm" svg:y1="20cm" svg:x2="8cm" svg:y2="20cm">
          <text:p/>
        </draw:line>
        <draw:frame draw:style-name="gr3" draw:text-style-name="P3" draw:layer="layout" svg:width="5cm" svg:height="1.25cm" svg:x="9cm" svg:y="10cm">
          <draw:text-box>
            <text:p><text:span text:style-name="T2">Luke.gmm</text:span></text:p>
          </draw:text-box>
        </draw:frame>
        <draw:frame draw:style-name="gr3" draw:text-style-name="P3" draw:layer="layout" svg:width="4cm" svg:height="1.25cm" svg:x="9cm" svg:y="13.5cm">
          <draw:text-box>
            <text:p><text:span text:style-name="T2">Mike.gmm</text:span></text:p>
          </draw:text-box>
        </draw:frame>
        <draw:frame draw:style-name="gr7" draw:text-style-name="P3" draw:layer="layout" svg:width="5cm" svg:height="1cm" svg:x="9cm" svg:y="17.5cm">
          <draw:text-box>
            <text:p><text:span text:style-name="T2">Frank_1.mfcc</text:span></text:p>
          </draw:text-box>
        </draw:frame>
        <draw:frame draw:style-name="gr3" draw:text-style-name="P3" draw:layer="layout" svg:width="5cm" svg:height="1.25cm" svg:x="9cm" svg:y="20.5cm">
          <draw:text-box>
            <text:p><text:span text:style-name="T2">Luke_1.mfcc</text:span></text:p>
          </draw:text-box>
        </draw:frame>
        <draw:frame draw:style-name="gr8" draw:text-style-name="P3" draw:layer="layout" svg:width="3.5cm" svg:height="3.095cm" svg:x="9cm" svg:y="10.905cm">
          <draw:text-box>
            <text:p><text:span text:style-name="T2"><text:s text:c="8"/></text:span><text:span text:style-name="T2">.</text:span></text:p>
            <text:p><text:span text:style-name="T2"><text:tab/></text:span><text:span text:style-name="T2"> </text:span><text:span text:style-name="T2">.</text:span></text:p>
            <text:p><text:span text:style-name="T2"><text:tab/></text:span><text:span text:style-name="T2"> </text:span><text:span text:style-name="T2">.</text:span></text:p>
            <text:p><text:span text:style-name="T2"/></text:p>
          </draw:text-box>
        </draw:frame>
        <draw:custom-shape draw:style-name="gr6" draw:text-style-name="P1" draw:layer="controls" svg:width="1cm" svg:height="5cm" svg:x="12.5cm" svg:y="10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3" draw:layer="controls" svg:width="5.5cm" svg:height="1.25cm" svg:x="14cm" svg:y="12cm">
          <draw:text-box>
            <text:p><text:span text:style-name="T2">624 SPEAKERS</text:span></text:p>
          </draw:text-box>
        </draw:frame>
        <draw:frame draw:style-name="gr3" draw:text-style-name="P3" draw:layer="controls" svg:width="5.5cm" svg:height="1.25cm" svg:x="14.5cm" svg:y="19.75cm">
          <draw:text-box>
            <text:p><text:span text:style-name="T2">162 SPEAKERS</text:span></text:p>
          </draw:text-box>
        </draw:frame>
        <draw:custom-shape draw:style-name="gr6" draw:text-style-name="P1" draw:layer="controls" svg:width="1cm" svg:height="6cm" svg:x="13.5cm" svg:y="1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3" draw:layer="controls" svg:width="5cm" svg:height="1.25cm" svg:x="9cm" svg:y="18.25cm">
          <draw:text-box>
            <text:p><text:span text:style-name="T2">Frank_2.mfcc</text:span></text:p>
          </draw:text-box>
        </draw:frame>
        <draw:frame draw:style-name="gr3" draw:text-style-name="P3" draw:layer="controls" svg:width="4.5cm" svg:height="1.25cm" svg:x="9cm" svg:y="21.25cm">
          <draw:text-box>
            <text:p><text:span text:style-name="T2">Luke_2.mfcc</text:span></text:p>
          </draw:text-box>
        </draw:frame>
        <draw:frame draw:style-name="gr9" draw:text-style-name="P3" draw:layer="controls" svg:width="5cm" svg:height="1.163cm" svg:x="9cm" svg:y="22cm">
          <draw:text-box>
            <text:p><text:span text:style-name="T2">Luke_3.mfcc</text:span></text:p>
          </draw:text-box>
        </draw:frame>
        <draw:frame draw:style-name="gr10" draw:text-style-name="P3" draw:layer="controls" svg:width="3.5cm" svg:height="2.095cm" svg:x="9.5cm" svg:y="18.905cm">
          <draw:text-box>
            <text:p><text:span text:style-name="T2"><text:s text:c="8"/></text:span><text:span text:style-name="T2">.</text:span></text:p>
            <text:p><text:span text:style-name="T2"><text:tab/></text:span><text:span text:style-name="T2"> </text:span><text:span text:style-name="T2">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chela </meta:initial-creator>
    <meta:creation-date>2012-03-12T14:24:14</meta:creation-date>
    <dc:date>2012-04-19T16:28:52</dc:date>
    <dc:creator>mauro </dc:creator>
    <meta:editing-duration>PT47H40M53S</meta:editing-duration>
    <meta:editing-cycles>2</meta:editing-cycles>
    <meta:generator>OpenOffice.org/3.2$Linux OpenOffice.org_project/320m12$Build-9483</meta:generator>
    <meta:document-statistic meta:object-count="21"/>
  </office:meta>
</office:document-meta>
</file>